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256cm" svg:height="18.869cm" svg:x="8.773cm" svg:y="0.839cm">
            <draw:object draw:notify-on-update-of-ranges="Sheet1.B9:Sheet1.B11 Sheet1.C9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adian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theta1</text:p>
          </table:table-cell>
          <table:table-cell table:formula="of:=RADIANS([.C6])*-1" office:value-type="float" office:value="-0.349065850398866" calcext:value-type="float"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eta2</text:p>
          </table:table-cell>
          <table:table-cell table:formula="of:=RADIANS([.C7])*-1" office:value-type="float" office:value="-0.698131700797732" calcext:value-type="float">
            <text:p/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WAIS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_1</text:p>
          </table:table-cell>
          <table:table-cell table:formula="of:=[.B2]*COS([.B6])" office:value-type="float" office:value="46.9846310392954" calcext:value-type="float">
            <text:p/>
          </table:table-cell>
          <table:table-cell table:formula="of:=[.B2]*SIN([.B6])" office:value-type="float" office:value="-17.1010071662834" calcext:value-type="float">
            <text:p/>
          </table:table-cell>
        </table:table-row>
        <table:table-row table:style-name="ro1">
          <table:table-cell office:value-type="string" calcext:value-type="string">
            <text:p>LINK_2</text:p>
          </table:table-cell>
          <table:table-cell table:formula="of:=[.B10]+[.B3]*COS([.B6]+[.B7])" office:value-type="float" office:value="71.9846310392954" calcext:value-type="float">
            <text:p/>
          </table:table-cell>
          <table:table-cell table:formula="of:=[.C10]+[.B3]*SIN([.B6]+[.B7])" office:value-type="float" office:value="-60.4022773555054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9:36.284858499</meta:creation-date>
    <dc:date>2016-03-03T18:11:14.138893914</dc:date>
    <meta:editing-duration>PT37S</meta:editing-duration>
    <meta:editing-cycles>1</meta:editing-cycles>
    <meta:document-statistic meta:table-count="1" meta:cell-count="21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2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8.87cm" xlink:href=".." xlink:type="simple" chart:class="chart:scatter" chart:style-name="ch1">
        <chart:legend chart:legend-position="end" svg:x="19.148cm" svg:y="9.13cm" style:legend-expansion="high" chart:style-name="ch2"/>
        <chart:plot-area chart:style-name="ch3" table:cell-range-address="Sheet1.B9:Sheet1.C11" svg:x="0.875cm" svg:y="1.643cm" svg:width="17.423cm" svg:height="16.43cm">
          <chartooo:coordinate-region svg:x="1.22cm" svg:y="1.848cm" svg:width="16.794cm" svg:height="16.0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11" chart:class="chart:scatter">
            <chart:domain table:cell-range-address="Sheet1.B9:Sheet1.B1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11</svg:desc>
                </draw:g>
              </table:table-cell>
              <table:table-cell office:value-type="float" office:value="0">
                <text:p>0</text:p>
                <draw:g>
                  <svg:desc>Sheet1.C9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9846310392954">
                <text:p>46.9846310392954</text:p>
              </table:table-cell>
              <table:table-cell office:value-type="float" office:value="-17.1010071662834">
                <text:p>-17.1010071662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9846310392954">
                <text:p>71.9846310392954</text:p>
              </table:table-cell>
              <table:table-cell office:value-type="float" office:value="-60.4022773555054">
                <text:p>-60.4022773555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